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7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00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office:value-type="string" calcext:value-type="string">
            <text:p>IMG 1-2</text:p>
          </table:table-cell>
          <table:table-cell office:value-type="string" calcext:value-type="string">
            <text:p>IMG 2-3</text:p>
          </table:table-cell>
          <table:table-cell office:value-type="string" calcext:value-type="string">
            <text:p>IMG 3-4</text:p>
          </table:table-cell>
          <table:table-cell office:value-type="string" calcext:value-type="string">
            <text:p>IMG 4-5</text:p>
          </table:table-cell>
          <table:table-cell office:value-type="string" calcext:value-type="string">
            <text:p>ING 5-6</text:p>
          </table:table-cell>
          <table:table-cell office:value-type="string" calcext:value-type="string">
            <text:p>IMG 6-7</text:p>
          </table:table-cell>
          <table:table-cell office:value-type="string" calcext:value-type="string">
            <text:p>IMG 7-8</text:p>
          </table:table-cell>
          <table:table-cell office:value-type="string" calcext:value-type="string">
            <text:p>IMG 8-9</text:p>
          </table:table-cell>
          <table:table-cell office:value-type="string" calcext:value-type="string">
            <text:p>IMG 9-10</text:p>
          </table:table-cell>
          <table:table-cell office:value-type="string" calcext:value-type="string">
            <text:p>IMG 10 -11 </text:p>
          </table:table-cell>
          <table:table-cell office:value-type="string" calcext:value-type="string">
            <text:p>IMG 11-12</text:p>
          </table:table-cell>
          <table:table-cell office:value-type="string" calcext:value-type="string">
            <text:p>IMG 12-13</text:p>
          </table:table-cell>
          <table:table-cell office:value-type="string" calcext:value-type="string">
            <text:p>IMG 13-14</text:p>
          </table:table-cell>
          <table:table-cell office:value-type="string" calcext:value-type="string">
            <text:p>IMG 14-15</text:p>
          </table:table-cell>
          <table:table-cell office:value-type="string" calcext:value-type="string">
            <text:p>IMG 15-16</text:p>
          </table:table-cell>
          <table:table-cell office:value-type="string" calcext:value-type="string">
            <text:p>IMG 16-17</text:p>
          </table:table-cell>
          <table:table-cell office:value-type="string" calcext:value-type="string">
            <text:p>IMG 17-18</text:p>
          </table:table-cell>
          <table:table-cell office:value-type="string" calcext:value-type="string">
            <text:p>IMG 18-1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TASK MP.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point – Descriptor Combin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RIS – BRIEF</text:p>
          </table:table-cell>
          <table:table-cell office:value-type="float" office:value="12.9009" calcext:value-type="float">
            <text:p>12.9009</text:p>
          </table:table-cell>
          <table:table-cell office:value-type="float" office:value="11.9357" calcext:value-type="float">
            <text:p>11.9357</text:p>
          </table:table-cell>
          <table:table-cell office:value-type="float" office:value="13.2507" calcext:value-type="float">
            <text:p>13.2507</text:p>
          </table:table-cell>
          <table:table-cell office:value-type="float" office:value="18.3005" calcext:value-type="float">
            <text:p>18.3005</text:p>
          </table:table-cell>
          <table:table-cell office:value-type="float" office:value="12.4209" calcext:value-type="float">
            <text:p>12.4209</text:p>
          </table:table-cell>
          <table:table-cell office:value-type="float" office:value="12.9934" calcext:value-type="float">
            <text:p>12.9934</text:p>
          </table:table-cell>
          <table:table-cell office:value-type="float" office:value="13.3948" calcext:value-type="float">
            <text:p>13.3948</text:p>
          </table:table-cell>
          <table:table-cell office:value-type="float" office:value="12.5199" calcext:value-type="float">
            <text:p>12.5199</text:p>
          </table:table-cell>
          <table:table-cell office:value-type="float" office:value="12.6074" calcext:value-type="float">
            <text:p>12.6074</text:p>
          </table:table-cell>
          <table:table-cell office:value-type="float" office:value="12.8062" calcext:value-type="float">
            <text:p>12.8062</text:p>
          </table:table-cell>
          <table:table-cell office:value-type="float" office:value="12.8936" calcext:value-type="float">
            <text:p>12.8936</text:p>
          </table:table-cell>
          <table:table-cell office:value-type="float" office:value="10.8265" calcext:value-type="float">
            <text:p>10.8265</text:p>
          </table:table-cell>
          <table:table-cell office:value-type="float" office:value="12.1365" calcext:value-type="float">
            <text:p>12.1365</text:p>
          </table:table-cell>
          <table:table-cell office:value-type="float" office:value="11.5384" calcext:value-type="float">
            <text:p>11.5384</text:p>
          </table:table-cell>
          <table:table-cell office:value-type="float" office:value="9.21502" calcext:value-type="float">
            <text:p>9.21502</text:p>
          </table:table-cell>
          <table:table-cell office:value-type="float" office:value="12.5097" calcext:value-type="float">
            <text:p>12.5097</text:p>
          </table:table-cell>
          <table:table-cell office:value-type="float" office:value="10.6789" calcext:value-type="float">
            <text:p>10.6789</text:p>
          </table:table-cell>
          <table:table-cell office:value-type="float" office:value="12.8414" calcext:value-type="float">
            <text:p>12.84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RIS – ORB</text:p>
          </table:table-cell>
          <table:table-cell office:value-type="float" office:value="12.5823" calcext:value-type="float">
            <text:p>12.5823</text:p>
          </table:table-cell>
          <table:table-cell office:value-type="float" office:value="12.4114" calcext:value-type="float">
            <text:p>12.4114</text:p>
          </table:table-cell>
          <table:table-cell office:value-type="float" office:value="14.2728" calcext:value-type="float">
            <text:p>14.2728</text:p>
          </table:table-cell>
          <table:table-cell office:value-type="float" office:value="18.1567" calcext:value-type="float">
            <text:p>18.1567</text:p>
          </table:table-cell>
          <table:table-cell office:value-type="float" office:value="12.3" calcext:value-type="float">
            <text:p>12.3</text:p>
          </table:table-cell>
          <table:table-cell office:value-type="float" office:value="14.0207" calcext:value-type="float">
            <text:p>14.0207</text:p>
          </table:table-cell>
          <table:table-cell office:value-type="float" office:value="13.7875" calcext:value-type="float">
            <text:p>13.7875</text:p>
          </table:table-cell>
          <table:table-cell office:value-type="float" office:value="14.7799" calcext:value-type="float">
            <text:p>14.7799</text:p>
          </table:table-cell>
          <table:table-cell office:value-type="float" office:value="12.6401" calcext:value-type="float">
            <text:p>12.6401</text:p>
          </table:table-cell>
          <table:table-cell office:value-type="float" office:value="14.8242" calcext:value-type="float">
            <text:p>14.8242</text:p>
          </table:table-cell>
          <table:table-cell office:value-type="float" office:value="12.1532" calcext:value-type="float">
            <text:p>12.1532</text:p>
          </table:table-cell>
          <table:table-cell office:value-type="float" office:value="12.7745" calcext:value-type="float">
            <text:p>12.7745</text:p>
          </table:table-cell>
          <table:table-cell office:value-type="float" office:value="11.6247" calcext:value-type="float">
            <text:p>11.6247</text:p>
          </table:table-cell>
          <table:table-cell office:value-type="float" office:value="12.439" calcext:value-type="float">
            <text:p>12.439</text:p>
          </table:table-cell>
          <table:table-cell office:value-type="float" office:value="8.9709" calcext:value-type="float">
            <text:p>8.9709</text:p>
          </table:table-cell>
          <table:table-cell office:value-type="float" office:value="12.4826" calcext:value-type="float">
            <text:p>12.4826</text:p>
          </table:table-cell>
          <table:table-cell office:value-type="float" office:value="10.7462" calcext:value-type="float">
            <text:p>10.7462</text:p>
          </table:table-cell>
          <table:table-cell office:value-type="float" office:value="12.7312" calcext:value-type="float">
            <text:p>12.73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RIS – FREAK</text:p>
          </table:table-cell>
          <table:table-cell office:value-type="float" office:value="12.6664" calcext:value-type="float">
            <text:p>12.6664</text:p>
          </table:table-cell>
          <table:table-cell office:value-type="float" office:value="11.7504" calcext:value-type="float">
            <text:p>11.7504</text:p>
          </table:table-cell>
          <table:table-cell office:value-type="float" office:value="13.3461" calcext:value-type="float">
            <text:p>13.3461</text:p>
          </table:table-cell>
          <table:table-cell office:value-type="float" office:value="17.4924" calcext:value-type="float">
            <text:p>17.4924</text:p>
          </table:table-cell>
          <table:table-cell office:value-type="float" office:value="11.1959" calcext:value-type="float">
            <text:p>11.1959</text:p>
          </table:table-cell>
          <table:table-cell office:value-type="float" office:value="13.6672" calcext:value-type="float">
            <text:p>13.6672</text:p>
          </table:table-cell>
          <table:table-cell office:value-type="float" office:value="15.3175" calcext:value-type="float">
            <text:p>15.3175</text:p>
          </table:table-cell>
          <table:table-cell office:value-type="float" office:value="12.3855" calcext:value-type="float">
            <text:p>12.3855</text:p>
          </table:table-cell>
          <table:table-cell office:value-type="float" office:value="12.3964" calcext:value-type="float">
            <text:p>12.3964</text:p>
          </table:table-cell>
          <table:table-cell office:value-type="float" office:value="13.9961" calcext:value-type="float">
            <text:p>13.9961</text:p>
          </table:table-cell>
          <table:table-cell office:value-type="float" office:value="12.959" calcext:value-type="float">
            <text:p>12.959</text:p>
          </table:table-cell>
          <table:table-cell office:value-type="float" office:value="13.8892" calcext:value-type="float">
            <text:p>13.8892</text:p>
          </table:table-cell>
          <table:table-cell office:value-type="float" office:value="12.4032" calcext:value-type="float">
            <text:p>12.4032</text:p>
          </table:table-cell>
          <table:table-cell office:value-type="float" office:value="12.5" calcext:value-type="float">
            <text:p>12.5</text:p>
          </table:table-cell>
          <table:table-cell office:value-type="float" office:value="9.69864" calcext:value-type="float">
            <text:p>9.69864</text:p>
          </table:table-cell>
          <table:table-cell office:value-type="float" office:value="11.0297" calcext:value-type="float">
            <text:p>11.0297</text:p>
          </table:table-cell>
          <table:table-cell office:value-type="float" office:value="9.59411" calcext:value-type="float">
            <text:p>9.59411</text:p>
          </table:table-cell>
          <table:table-cell office:value-type="float" office:value="13.4091" calcext:value-type="float">
            <text:p>13.409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HARRIS – AKAZE</text:p>
          </table:table-cell>
          <table:table-cell table:style-name="ce2" table:number-columns-repeated="1017"/>
          <table:table-cell table:number-columns-repeated="6"/>
        </table:table-row>
        <table:table-row table:style-name="ro1">
          <table:table-cell office:value-type="string" calcext:value-type="string">
            <text:p>HARRIS – BRISK</text:p>
          </table:table-cell>
          <table:table-cell office:value-type="float" office:value="12.2943" calcext:value-type="float">
            <text:p>12.2943</text:p>
          </table:table-cell>
          <table:table-cell office:value-type="float" office:value="11.7009" calcext:value-type="float">
            <text:p>11.7009</text:p>
          </table:table-cell>
          <table:table-cell office:value-type="float" office:value="13.6817" calcext:value-type="float">
            <text:p>13.6817</text:p>
          </table:table-cell>
          <table:table-cell office:value-type="float" office:value="13.7344" calcext:value-type="float">
            <text:p>13.7344</text:p>
          </table:table-cell>
          <table:table-cell office:value-type="float" office:value="11.3406" calcext:value-type="float">
            <text:p>11.3406</text:p>
          </table:table-cell>
          <table:table-cell office:value-type="float" office:value="26.5394" calcext:value-type="float">
            <text:p>26.5394</text:p>
          </table:table-cell>
          <table:table-cell office:value-type="float" office:value="12.9209" calcext:value-type="float">
            <text:p>12.9209</text:p>
          </table:table-cell>
          <table:table-cell office:value-type="float" office:value="13.0423" calcext:value-type="float">
            <text:p>13.0423</text:p>
          </table:table-cell>
          <table:table-cell office:value-type="float" office:value="12.4008" calcext:value-type="float">
            <text:p>12.4008</text:p>
          </table:table-cell>
          <table:table-cell office:value-type="float" office:value="14.9185" calcext:value-type="float">
            <text:p>14.9185</text:p>
          </table:table-cell>
          <table:table-cell office:value-type="float" office:value="12.4209" calcext:value-type="float">
            <text:p>12.4209</text:p>
          </table:table-cell>
          <table:table-cell office:value-type="float" office:value="12.1376" calcext:value-type="float">
            <text:p>12.1376</text:p>
          </table:table-cell>
          <table:table-cell office:value-type="float" office:value="11.5035" calcext:value-type="float">
            <text:p>11.5035</text:p>
          </table:table-cell>
          <table:table-cell office:value-type="float" office:value="12.0205" calcext:value-type="float">
            <text:p>12.0205</text:p>
          </table:table-cell>
          <table:table-cell office:value-type="float" office:value="9.21502" calcext:value-type="float">
            <text:p>9.21502</text:p>
          </table:table-cell>
          <table:table-cell office:value-type="float" office:value="12.313" calcext:value-type="float">
            <text:p>12.313</text:p>
          </table:table-cell>
          <table:table-cell office:value-type="float" office:value="9.64103" calcext:value-type="float">
            <text:p>9.64103</text:p>
          </table:table-cell>
          <table:table-cell office:value-type="float" office:value="13.2071" calcext:value-type="float">
            <text:p>13.207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RIS – SIF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HITOMASI – BRIEF</text:p>
          </table:table-cell>
          <table:table-cell table:style-name="ce3" office:value-type="float" office:value="13.7284" calcext:value-type="float">
            <text:p>13.7284</text:p>
          </table:table-cell>
          <table:table-cell table:style-name="ce3" office:value-type="float" office:value="13.2736" calcext:value-type="float">
            <text:p>13.2736</text:p>
          </table:table-cell>
          <table:table-cell table:style-name="ce3" office:value-type="float" office:value="10.9767" calcext:value-type="float">
            <text:p>10.9767</text:p>
          </table:table-cell>
          <table:table-cell table:style-name="ce3" office:value-type="float" office:value="13.627" calcext:value-type="float">
            <text:p>13.627</text:p>
          </table:table-cell>
          <table:table-cell table:style-name="ce3" office:value-type="float" office:value="12.4657" calcext:value-type="float">
            <text:p>12.4657</text:p>
          </table:table-cell>
          <table:table-cell table:style-name="ce3" office:value-type="float" office:value="13.0967" calcext:value-type="float">
            <text:p>13.0967</text:p>
          </table:table-cell>
          <table:table-cell table:style-name="ce3" office:value-type="float" office:value="17.243" calcext:value-type="float">
            <text:p>17.243</text:p>
          </table:table-cell>
          <table:table-cell table:style-name="ce3" office:value-type="float" office:value="11.8367" calcext:value-type="float">
            <text:p>11.8367</text:p>
          </table:table-cell>
          <table:table-cell table:style-name="ce3" office:value-type="float" office:value="11.1877" calcext:value-type="float">
            <text:p>11.1877</text:p>
          </table:table-cell>
          <table:table-cell table:style-name="ce3" office:value-type="float" office:value="12.7351" calcext:value-type="float">
            <text:p>12.7351</text:p>
          </table:table-cell>
          <table:table-cell table:style-name="ce3" office:value-type="float" office:value="11.9114" calcext:value-type="float">
            <text:p>11.9114</text:p>
          </table:table-cell>
          <table:table-cell table:style-name="ce3" office:value-type="float" office:value="11.6524" calcext:value-type="float">
            <text:p>11.6524</text:p>
          </table:table-cell>
          <table:table-cell table:style-name="ce3" office:value-type="float" office:value="12.1398" calcext:value-type="float">
            <text:p>12.1398</text:p>
          </table:table-cell>
          <table:table-cell table:style-name="ce3" office:value-type="float" office:value="11.2051" calcext:value-type="float">
            <text:p>11.2051</text:p>
          </table:table-cell>
          <table:table-cell table:style-name="ce3" office:value-type="float" office:value="10.9111" calcext:value-type="float">
            <text:p>10.9111</text:p>
          </table:table-cell>
          <table:table-cell table:style-name="ce3" office:value-type="float" office:value="11.9155" calcext:value-type="float">
            <text:p>11.9155</text:p>
          </table:table-cell>
          <table:table-cell table:style-name="ce3" office:value-type="float" office:value="10.2716" calcext:value-type="float">
            <text:p>10.2716</text:p>
          </table:table-cell>
          <table:table-cell table:style-name="ce3" office:value-type="float" office:value="9.20497" calcext:value-type="float">
            <text:p>9.20497</text:p>
          </table:table-cell>
          <table:table-cell table:style-name="ce3" table:number-columns-repeated="1005"/>
        </table:table-row>
        <table:table-row table:style-name="ro1">
          <table:table-cell office:value-type="string" calcext:value-type="string">
            <text:p>SHITOMASI – ORB</text:p>
          </table:table-cell>
          <table:table-cell office:value-type="float" office:value="13.9687" calcext:value-type="float">
            <text:p>13.9687</text:p>
          </table:table-cell>
          <table:table-cell office:value-type="float" office:value="12.5192" calcext:value-type="float">
            <text:p>12.5192</text:p>
          </table:table-cell>
          <table:table-cell office:value-type="float" office:value="11.5827" calcext:value-type="float">
            <text:p>11.5827</text:p>
          </table:table-cell>
          <table:table-cell office:value-type="float" office:value="12.6849" calcext:value-type="float">
            <text:p>12.6849</text:p>
          </table:table-cell>
          <table:table-cell office:value-type="float" office:value="12.1376" calcext:value-type="float">
            <text:p>12.1376</text:p>
          </table:table-cell>
          <table:table-cell office:value-type="float" office:value="14.6183" calcext:value-type="float">
            <text:p>14.6183</text:p>
          </table:table-cell>
          <table:table-cell office:value-type="float" office:value="13.6873" calcext:value-type="float">
            <text:p>13.6873</text:p>
          </table:table-cell>
          <table:table-cell office:value-type="float" office:value="12.3243" calcext:value-type="float">
            <text:p>12.3243</text:p>
          </table:table-cell>
          <table:table-cell office:value-type="float" office:value="11.5556" calcext:value-type="float">
            <text:p>11.5556</text:p>
          </table:table-cell>
          <table:table-cell office:value-type="float" office:value="13.3762" calcext:value-type="float">
            <text:p>13.3762</text:p>
          </table:table-cell>
          <table:table-cell office:value-type="float" office:value="11.4547" calcext:value-type="float">
            <text:p>11.4547</text:p>
          </table:table-cell>
          <table:table-cell office:value-type="float" office:value="12.0296" calcext:value-type="float">
            <text:p>12.0296</text:p>
          </table:table-cell>
          <table:table-cell office:value-type="float" office:value="12.439" calcext:value-type="float">
            <text:p>12.439</text:p>
          </table:table-cell>
          <table:table-cell office:value-type="float" office:value="11.5384" calcext:value-type="float">
            <text:p>11.5384</text:p>
          </table:table-cell>
          <table:table-cell office:value-type="float" office:value="10.2389" calcext:value-type="float">
            <text:p>10.2389</text:p>
          </table:table-cell>
          <table:table-cell office:value-type="float" office:value="11.7152" calcext:value-type="float">
            <text:p>11.7152</text:p>
          </table:table-cell>
          <table:table-cell office:value-type="float" office:value="10.4333" calcext:value-type="float">
            <text:p>10.4333</text:p>
          </table:table-cell>
          <table:table-cell office:value-type="float" office:value="7.63545" calcext:value-type="float">
            <text:p>7.6354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HITOMASI – FREAK</text:p>
          </table:table-cell>
          <table:table-cell office:value-type="float" office:value="15.5723" calcext:value-type="float">
            <text:p>15.5723</text:p>
          </table:table-cell>
          <table:table-cell office:value-type="float" office:value="12.6077" calcext:value-type="float">
            <text:p>12.6077</text:p>
          </table:table-cell>
          <table:table-cell office:value-type="float" office:value="11.0269" calcext:value-type="float">
            <text:p>11.0269</text:p>
          </table:table-cell>
          <table:table-cell office:value-type="float" office:value="13.3398" calcext:value-type="float">
            <text:p>13.3398</text:p>
          </table:table-cell>
          <table:table-cell office:value-type="float" office:value="12.836" calcext:value-type="float">
            <text:p>12.836</text:p>
          </table:table-cell>
          <table:table-cell office:value-type="float" office:value="13.9689" calcext:value-type="float">
            <text:p>13.9689</text:p>
          </table:table-cell>
          <table:table-cell office:value-type="float" office:value="13.7847" calcext:value-type="float">
            <text:p>13.7847</text:p>
          </table:table-cell>
          <table:table-cell office:value-type="float" office:value="11.7643" calcext:value-type="float">
            <text:p>11.7643</text:p>
          </table:table-cell>
          <table:table-cell office:value-type="float" office:value="11.191" calcext:value-type="float">
            <text:p>11.191</text:p>
          </table:table-cell>
          <table:table-cell office:value-type="float" office:value="13.7262" calcext:value-type="float">
            <text:p>13.7262</text:p>
          </table:table-cell>
          <table:table-cell office:value-type="float" office:value="11.38" calcext:value-type="float">
            <text:p>11.38</text:p>
          </table:table-cell>
          <table:table-cell office:value-type="float" office:value="12.7888" calcext:value-type="float">
            <text:p>12.7888</text:p>
          </table:table-cell>
          <table:table-cell office:value-type="float" office:value="12.0864" calcext:value-type="float">
            <text:p>12.0864</text:p>
          </table:table-cell>
          <table:table-cell office:value-type="float" office:value="11.8371" calcext:value-type="float">
            <text:p>11.8371</text:p>
          </table:table-cell>
          <table:table-cell office:value-type="float" office:value="9.45264" calcext:value-type="float">
            <text:p>9.45264</text:p>
          </table:table-cell>
          <table:table-cell office:value-type="float" office:value="10.1355" calcext:value-type="float">
            <text:p>10.1355</text:p>
          </table:table-cell>
          <table:table-cell office:value-type="float" office:value="10.1787" calcext:value-type="float">
            <text:p>10.1787</text:p>
          </table:table-cell>
          <table:table-cell office:value-type="float" office:value="8.70302" calcext:value-type="float">
            <text:p>8.7030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SHITOMASI – AKAZE</text:p>
          </table:table-cell>
          <table:table-cell table:style-name="ce2" table:number-columns-repeated="1017"/>
          <table:table-cell table:number-columns-repeated="6"/>
        </table:table-row>
        <table:table-row table:style-name="ro1">
          <table:table-cell office:value-type="string" calcext:value-type="string">
            <text:p>SHITOMASI – BRISK</text:p>
          </table:table-cell>
          <table:table-cell office:value-type="float" office:value="13.8801" calcext:value-type="float">
            <text:p>13.8801</text:p>
          </table:table-cell>
          <table:table-cell office:value-type="float" office:value="12.7726" calcext:value-type="float">
            <text:p>12.7726</text:p>
          </table:table-cell>
          <table:table-cell office:value-type="float" office:value="14.1597" calcext:value-type="float">
            <text:p>14.1597</text:p>
          </table:table-cell>
          <table:table-cell office:value-type="float" office:value="12.6347" calcext:value-type="float">
            <text:p>12.6347</text:p>
          </table:table-cell>
          <table:table-cell office:value-type="float" office:value="13.4119" calcext:value-type="float">
            <text:p>13.4119</text:p>
          </table:table-cell>
          <table:table-cell office:value-type="float" office:value="14.1414" calcext:value-type="float">
            <text:p>14.1414</text:p>
          </table:table-cell>
          <table:table-cell office:value-type="float" office:value="13.3509" calcext:value-type="float">
            <text:p>13.3509</text:p>
          </table:table-cell>
          <table:table-cell office:value-type="float" office:value="12.8594" calcext:value-type="float">
            <text:p>12.8594</text:p>
          </table:table-cell>
          <table:table-cell office:value-type="float" office:value="11.1095" calcext:value-type="float">
            <text:p>11.1095</text:p>
          </table:table-cell>
          <table:table-cell office:value-type="float" office:value="12.7" calcext:value-type="float">
            <text:p>12.7</text:p>
          </table:table-cell>
          <table:table-cell office:value-type="float" office:value="12.1722" calcext:value-type="float">
            <text:p>12.1722</text:p>
          </table:table-cell>
          <table:table-cell office:value-type="float" office:value="12.0631" calcext:value-type="float">
            <text:p>12.0631</text:p>
          </table:table-cell>
          <table:table-cell office:value-type="float" office:value="12.1208" calcext:value-type="float">
            <text:p>12.1208</text:p>
          </table:table-cell>
          <table:table-cell office:value-type="float" office:value="11.7376" calcext:value-type="float">
            <text:p>11.7376</text:p>
          </table:table-cell>
          <table:table-cell office:value-type="float" office:value="9.1504" calcext:value-type="float">
            <text:p>9.1504</text:p>
          </table:table-cell>
          <table:table-cell office:value-type="float" office:value="10.9372" calcext:value-type="float">
            <text:p>10.9372</text:p>
          </table:table-cell>
          <table:table-cell office:value-type="float" office:value="10.8271" calcext:value-type="float">
            <text:p>10.8271</text:p>
          </table:table-cell>
          <table:table-cell office:value-type="float" office:value="8.00287" calcext:value-type="float">
            <text:p>8.0028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HITOMASI – SIF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AST – BRIEF</text:p>
          </table:table-cell>
          <table:table-cell table:style-name="ce3" office:value-type="float" office:value="12.6538" calcext:value-type="float">
            <text:p>12.6538</text:p>
          </table:table-cell>
          <table:table-cell table:style-name="ce3" office:value-type="float" office:value="11.7853" calcext:value-type="float">
            <text:p>11.7853</text:p>
          </table:table-cell>
          <table:table-cell table:style-name="ce3" office:value-type="float" office:value="14.0055" calcext:value-type="float">
            <text:p>14.0055</text:p>
          </table:table-cell>
          <table:table-cell table:style-name="ce3" office:value-type="float" office:value="12.5141" calcext:value-type="float">
            <text:p>12.5141</text:p>
          </table:table-cell>
          <table:table-cell table:style-name="ce3" office:value-type="float" office:value="13.6666" calcext:value-type="float">
            <text:p>13.6666</text:p>
          </table:table-cell>
          <table:table-cell table:style-name="ce3" office:value-type="float" office:value="12.6562" calcext:value-type="float">
            <text:p>12.6562</text:p>
          </table:table-cell>
          <table:table-cell table:style-name="ce3" office:value-type="float" office:value="14.9528" calcext:value-type="float">
            <text:p>14.9528</text:p>
          </table:table-cell>
          <table:table-cell table:style-name="ce3" office:value-type="float" office:value="12.8595" calcext:value-type="float">
            <text:p>12.8595</text:p>
          </table:table-cell>
          <table:table-cell table:style-name="ce3" office:value-type="float" office:value="12.9069" calcext:value-type="float">
            <text:p>12.9069</text:p>
          </table:table-cell>
          <table:table-cell table:style-name="ce3" office:value-type="float" office:value="14.3783" calcext:value-type="float">
            <text:p>14.3783</text:p>
          </table:table-cell>
          <table:table-cell table:style-name="ce3" office:value-type="float" office:value="11.7622" calcext:value-type="float">
            <text:p>11.7622</text:p>
          </table:table-cell>
          <table:table-cell table:style-name="ce3" office:value-type="float" office:value="11.0979" calcext:value-type="float">
            <text:p>11.0979</text:p>
          </table:table-cell>
          <table:table-cell table:style-name="ce3" office:value-type="float" office:value="12.7644" calcext:value-type="float">
            <text:p>12.7644</text:p>
          </table:table-cell>
          <table:table-cell table:style-name="ce3" office:value-type="float" office:value="10.534" calcext:value-type="float">
            <text:p>10.534</text:p>
          </table:table-cell>
          <table:table-cell table:style-name="ce3" office:value-type="float" office:value="11.3852" calcext:value-type="float">
            <text:p>11.3852</text:p>
          </table:table-cell>
          <table:table-cell table:style-name="ce3" office:value-type="float" office:value="11.2436" calcext:value-type="float">
            <text:p>11.2436</text:p>
          </table:table-cell>
          <table:table-cell table:style-name="ce3" office:value-type="float" office:value="10.3217" calcext:value-type="float">
            <text:p>10.3217</text:p>
          </table:table-cell>
          <table:table-cell table:style-name="ce3" office:value-type="float" office:value="11.5832" calcext:value-type="float">
            <text:p>11.5832</text:p>
          </table:table-cell>
          <table:table-cell table:style-name="ce3" table:number-columns-repeated="1005"/>
        </table:table-row>
        <table:table-row table:style-name="ro1">
          <table:table-cell office:value-type="string" calcext:value-type="string">
            <text:p>FAST – ORB</text:p>
          </table:table-cell>
          <table:table-cell office:value-type="float" office:value="12.1074" calcext:value-type="float">
            <text:p>12.1074</text:p>
          </table:table-cell>
          <table:table-cell office:value-type="float" office:value="12.3323" calcext:value-type="float">
            <text:p>12.3323</text:p>
          </table:table-cell>
          <table:table-cell office:value-type="float" office:value="12.8764" calcext:value-type="float">
            <text:p>12.8764</text:p>
          </table:table-cell>
          <table:table-cell office:value-type="float" office:value="12.7682" calcext:value-type="float">
            <text:p>12.7682</text:p>
          </table:table-cell>
          <table:table-cell office:value-type="float" office:value="14.4028" calcext:value-type="float">
            <text:p>14.4028</text:p>
          </table:table-cell>
          <table:table-cell office:value-type="float" office:value="12.7075" calcext:value-type="float">
            <text:p>12.7075</text:p>
          </table:table-cell>
          <table:table-cell office:value-type="float" office:value="14.6008" calcext:value-type="float">
            <text:p>14.6008</text:p>
          </table:table-cell>
          <table:table-cell office:value-type="float" office:value="12.2889" calcext:value-type="float">
            <text:p>12.2889</text:p>
          </table:table-cell>
          <table:table-cell office:value-type="float" office:value="13.2429" calcext:value-type="float">
            <text:p>13.2429</text:p>
          </table:table-cell>
          <table:table-cell office:value-type="float" office:value="12.959" calcext:value-type="float">
            <text:p>12.959</text:p>
          </table:table-cell>
          <table:table-cell office:value-type="float" office:value="11.9846" calcext:value-type="float">
            <text:p>11.9846</text:p>
          </table:table-cell>
          <table:table-cell office:value-type="float" office:value="11.8695" calcext:value-type="float">
            <text:p>11.8695</text:p>
          </table:table-cell>
          <table:table-cell office:value-type="float" office:value="12.6239" calcext:value-type="float">
            <text:p>12.6239</text:p>
          </table:table-cell>
          <table:table-cell office:value-type="float" office:value="11.4428" calcext:value-type="float">
            <text:p>11.4428</text:p>
          </table:table-cell>
          <table:table-cell office:value-type="float" office:value="10.8964" calcext:value-type="float">
            <text:p>10.8964</text:p>
          </table:table-cell>
          <table:table-cell office:value-type="float" office:value="11.0085" calcext:value-type="float">
            <text:p>11.0085</text:p>
          </table:table-cell>
          <table:table-cell office:value-type="float" office:value="10.6011" calcext:value-type="float">
            <text:p>10.6011</text:p>
          </table:table-cell>
          <table:table-cell office:value-type="float" office:value="12.4321" calcext:value-type="float">
            <text:p>12.43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AST – FREAK</text:p>
          </table:table-cell>
          <table:table-cell office:value-type="float" office:value="15.8348" calcext:value-type="float">
            <text:p>15.8348</text:p>
          </table:table-cell>
          <table:table-cell office:value-type="float" office:value="13.8356" calcext:value-type="float">
            <text:p>13.8356</text:p>
          </table:table-cell>
          <table:table-cell office:value-type="float" office:value="25.2423" calcext:value-type="float">
            <text:p>25.2423</text:p>
          </table:table-cell>
          <table:table-cell office:value-type="float" office:value="17.6862" calcext:value-type="float">
            <text:p>17.6862</text:p>
          </table:table-cell>
          <table:table-cell office:value-type="float" office:value="15.9715" calcext:value-type="float">
            <text:p>15.9715</text:p>
          </table:table-cell>
          <table:table-cell office:value-type="float" office:value="15.2576" calcext:value-type="float">
            <text:p>15.2576</text:p>
          </table:table-cell>
          <table:table-cell office:value-type="float" office:value="18.075" calcext:value-type="float">
            <text:p>18.075</text:p>
          </table:table-cell>
          <table:table-cell office:value-type="float" office:value="21.0613" calcext:value-type="float">
            <text:p>21.0613</text:p>
          </table:table-cell>
          <table:table-cell office:value-type="float" office:value="14.5103" calcext:value-type="float">
            <text:p>14.5103</text:p>
          </table:table-cell>
          <table:table-cell office:value-type="float" office:value="15.2555" calcext:value-type="float">
            <text:p>15.2555</text:p>
          </table:table-cell>
          <table:table-cell office:value-type="float" office:value="15.2163" calcext:value-type="float">
            <text:p>15.2163</text:p>
          </table:table-cell>
          <table:table-cell office:value-type="float" office:value="13.8647" calcext:value-type="float">
            <text:p>13.8647</text:p>
          </table:table-cell>
          <table:table-cell office:value-type="float" office:value="14.4388" calcext:value-type="float">
            <text:p>14.4388</text:p>
          </table:table-cell>
          <table:table-cell office:value-type="float" office:value="12.5848" calcext:value-type="float">
            <text:p>12.5848</text:p>
          </table:table-cell>
          <table:table-cell office:value-type="float" office:value="11.4241" calcext:value-type="float">
            <text:p>11.4241</text:p>
          </table:table-cell>
          <table:table-cell office:value-type="float" office:value="12.5591" calcext:value-type="float">
            <text:p>12.5591</text:p>
          </table:table-cell>
          <table:table-cell office:value-type="float" office:value="11.2739" calcext:value-type="float">
            <text:p>11.2739</text:p>
          </table:table-cell>
          <table:table-cell office:value-type="float" office:value="13.6066" calcext:value-type="float">
            <text:p>13.606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FAST – AKAZE</text:p>
          </table:table-cell>
          <table:table-cell table:style-name="ce2" table:number-columns-repeated="1017"/>
          <table:table-cell table:number-columns-repeated="6"/>
        </table:table-row>
        <table:table-row table:style-name="ro1">
          <table:table-cell office:value-type="string" calcext:value-type="string">
            <text:p>FAST – BRISK</text:p>
          </table:table-cell>
          <table:table-cell office:value-type="float" office:value="14.0151" calcext:value-type="float">
            <text:p>14.0151</text:p>
          </table:table-cell>
          <table:table-cell office:value-type="float" office:value="13.8628" calcext:value-type="float">
            <text:p>13.8628</text:p>
          </table:table-cell>
          <table:table-cell office:value-type="float" office:value="19.2831" calcext:value-type="float">
            <text:p>19.2831</text:p>
          </table:table-cell>
          <table:table-cell office:value-type="float" office:value="14.3652" calcext:value-type="float">
            <text:p>14.3652</text:p>
          </table:table-cell>
          <table:table-cell office:value-type="float" office:value="18.0319" calcext:value-type="float">
            <text:p>18.0319</text:p>
          </table:table-cell>
          <table:table-cell office:value-type="float" office:value="189.791" calcext:value-type="float">
            <text:p>189.791</text:p>
          </table:table-cell>
          <table:table-cell office:value-type="float" office:value="16.3657" calcext:value-type="float">
            <text:p>16.3657</text:p>
          </table:table-cell>
          <table:table-cell office:value-type="float" office:value="18.4516" calcext:value-type="float">
            <text:p>18.4516</text:p>
          </table:table-cell>
          <table:table-cell office:value-type="float" office:value="18.9827" calcext:value-type="float">
            <text:p>18.9827</text:p>
          </table:table-cell>
          <table:table-cell office:value-type="float" office:value="23.226" calcext:value-type="float">
            <text:p>23.226</text:p>
          </table:table-cell>
          <table:table-cell office:value-type="float" office:value="14.5728" calcext:value-type="float">
            <text:p>14.5728</text:p>
          </table:table-cell>
          <table:table-cell office:value-type="float" office:value="14.0888" calcext:value-type="float">
            <text:p>14.0888</text:p>
          </table:table-cell>
          <table:table-cell office:value-type="float" office:value="14.8393" calcext:value-type="float">
            <text:p>14.8393</text:p>
          </table:table-cell>
          <table:table-cell office:value-type="float" office:value="14.0184" calcext:value-type="float">
            <text:p>14.0184</text:p>
          </table:table-cell>
          <table:table-cell office:value-type="float" office:value="12.032" calcext:value-type="float">
            <text:p>12.032</text:p>
          </table:table-cell>
          <table:table-cell office:value-type="float" office:value="12.6225" calcext:value-type="float">
            <text:p>12.6225</text:p>
          </table:table-cell>
          <table:table-cell office:value-type="float" office:value="11.4323" calcext:value-type="float">
            <text:p>11.4323</text:p>
          </table:table-cell>
          <table:table-cell office:value-type="float" office:value="12.1917" calcext:value-type="float">
            <text:p>12.19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AST – SIF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RISK - <text:s/>BRIEF</text:p>
          </table:table-cell>
          <table:table-cell office:value-type="float" office:value="12.3412" calcext:value-type="float">
            <text:p>12.3412</text:p>
          </table:table-cell>
          <table:table-cell office:value-type="float" office:value="19.8033" calcext:value-type="float">
            <text:p>19.8033</text:p>
          </table:table-cell>
          <table:table-cell office:value-type="float" office:value="13.148" calcext:value-type="float">
            <text:p>13.148</text:p>
          </table:table-cell>
          <table:table-cell office:value-type="float" office:value="20.0304" calcext:value-type="float">
            <text:p>20.0304</text:p>
          </table:table-cell>
          <table:table-cell office:value-type="float" office:value="22.8516" calcext:value-type="float">
            <text:p>22.8516</text:p>
          </table:table-cell>
          <table:table-cell office:value-type="float" office:value="21.0875" calcext:value-type="float">
            <text:p>21.0875</text:p>
          </table:table-cell>
          <table:table-cell office:value-type="float" office:value="16.0226" calcext:value-type="float">
            <text:p>16.0226</text:p>
          </table:table-cell>
          <table:table-cell office:value-type="float" office:value="21.7126" calcext:value-type="float">
            <text:p>21.7126</text:p>
          </table:table-cell>
          <table:table-cell office:value-type="float" office:value="14.5039" calcext:value-type="float">
            <text:p>14.5039</text:p>
          </table:table-cell>
          <table:table-cell office:value-type="float" office:value="11.5552" calcext:value-type="float">
            <text:p>11.5552</text:p>
          </table:table-cell>
          <table:table-cell office:value-type="float" office:value="11.3439" calcext:value-type="float">
            <text:p>11.3439</text:p>
          </table:table-cell>
          <table:table-cell office:value-type="float" office:value="13.3983" calcext:value-type="float">
            <text:p>13.3983</text:p>
          </table:table-cell>
          <table:table-cell office:value-type="float" office:value="12.3419" calcext:value-type="float">
            <text:p>12.3419</text:p>
          </table:table-cell>
          <table:table-cell office:value-type="float" office:value="10.9597" calcext:value-type="float">
            <text:p>10.9597</text:p>
          </table:table-cell>
          <table:table-cell office:value-type="float" office:value="10.7664" calcext:value-type="float">
            <text:p>10.7664</text:p>
          </table:table-cell>
          <table:table-cell office:value-type="float" office:value="13.6569" calcext:value-type="float">
            <text:p>13.6569</text:p>
          </table:table-cell>
          <table:table-cell office:value-type="float" office:value="11.3474" calcext:value-type="float">
            <text:p>11.3474</text:p>
          </table:table-cell>
          <table:table-cell office:value-type="float" office:value="10.5704" calcext:value-type="float">
            <text:p>10.57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RISK – ORB</text:p>
          </table:table-cell>
          <table:table-cell office:value-type="float" office:value="12.2058" calcext:value-type="float">
            <text:p>12.2058</text:p>
          </table:table-cell>
          <table:table-cell office:value-type="float" office:value="18.7959" calcext:value-type="float">
            <text:p>18.7959</text:p>
          </table:table-cell>
          <table:table-cell office:value-type="float" office:value="15.7125" calcext:value-type="float">
            <text:p>15.7125</text:p>
          </table:table-cell>
          <table:table-cell office:value-type="float" office:value="17.7874" calcext:value-type="float">
            <text:p>17.7874</text:p>
          </table:table-cell>
          <table:table-cell office:value-type="float" office:value="23.5722" calcext:value-type="float">
            <text:p>23.5722</text:p>
          </table:table-cell>
          <table:table-cell office:value-type="float" office:value="17.8375" calcext:value-type="float">
            <text:p>17.8375</text:p>
          </table:table-cell>
          <table:table-cell office:value-type="float" office:value="14.5697" calcext:value-type="float">
            <text:p>14.5697</text:p>
          </table:table-cell>
          <table:table-cell office:value-type="float" office:value="18.2417" calcext:value-type="float">
            <text:p>18.2417</text:p>
          </table:table-cell>
          <table:table-cell office:value-type="float" office:value="14.3318" calcext:value-type="float">
            <text:p>14.3318</text:p>
          </table:table-cell>
          <table:table-cell office:value-type="float" office:value="10.8724" calcext:value-type="float">
            <text:p>10.8724</text:p>
          </table:table-cell>
          <table:table-cell office:value-type="float" office:value="14.6157" calcext:value-type="float">
            <text:p>14.6157</text:p>
          </table:table-cell>
          <table:table-cell office:value-type="float" office:value="11.6901" calcext:value-type="float">
            <text:p>11.6901</text:p>
          </table:table-cell>
          <table:table-cell office:value-type="float" office:value="11.3124" calcext:value-type="float">
            <text:p>11.3124</text:p>
          </table:table-cell>
          <table:table-cell office:value-type="float" office:value="12.2251" calcext:value-type="float">
            <text:p>12.2251</text:p>
          </table:table-cell>
          <table:table-cell office:value-type="float" office:value="12.4535" calcext:value-type="float">
            <text:p>12.4535</text:p>
          </table:table-cell>
          <table:table-cell office:value-type="float" office:value="11.525" calcext:value-type="float">
            <text:p>11.525</text:p>
          </table:table-cell>
          <table:table-cell office:value-type="float" office:value="9.85844" calcext:value-type="float">
            <text:p>9.85844</text:p>
          </table:table-cell>
          <table:table-cell office:value-type="float" office:value="13.2446" calcext:value-type="float">
            <text:p>13.24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RISK – FREAK</text:p>
          </table:table-cell>
          <table:table-cell office:value-type="float" office:value="21.4973" calcext:value-type="float">
            <text:p>21.4973</text:p>
          </table:table-cell>
          <table:table-cell office:value-type="float" office:value="21.0838" calcext:value-type="float">
            <text:p>21.0838</text:p>
          </table:table-cell>
          <table:table-cell office:value-type="float" office:value="14.4443" calcext:value-type="float">
            <text:p>14.4443</text:p>
          </table:table-cell>
          <table:table-cell office:value-type="float" office:value="17.7951" calcext:value-type="float">
            <text:p>17.7951</text:p>
          </table:table-cell>
          <table:table-cell office:value-type="float" office:value="25.5902" calcext:value-type="float">
            <text:p>25.5902</text:p>
          </table:table-cell>
          <table:table-cell office:value-type="float" office:value="18.7821" calcext:value-type="float">
            <text:p>18.7821</text:p>
          </table:table-cell>
          <table:table-cell office:value-type="float" office:value="18.373" calcext:value-type="float">
            <text:p>18.373</text:p>
          </table:table-cell>
          <table:table-cell office:value-type="float" office:value="21.4767" calcext:value-type="float">
            <text:p>21.4767</text:p>
          </table:table-cell>
          <table:table-cell office:value-type="float" office:value="16.9433" calcext:value-type="float">
            <text:p>16.9433</text:p>
          </table:table-cell>
          <table:table-cell office:value-type="float" office:value="13.9313" calcext:value-type="float">
            <text:p>13.9313</text:p>
          </table:table-cell>
          <table:table-cell office:value-type="float" office:value="13.6643" calcext:value-type="float">
            <text:p>13.6643</text:p>
          </table:table-cell>
          <table:table-cell office:value-type="float" office:value="12.7274" calcext:value-type="float">
            <text:p>12.7274</text:p>
          </table:table-cell>
          <table:table-cell office:value-type="float" office:value="14.2227" calcext:value-type="float">
            <text:p>14.2227</text:p>
          </table:table-cell>
          <table:table-cell office:value-type="float" office:value="12.1544" calcext:value-type="float">
            <text:p>12.1544</text:p>
          </table:table-cell>
          <table:table-cell office:value-type="float" office:value="13.1507" calcext:value-type="float">
            <text:p>13.1507</text:p>
          </table:table-cell>
          <table:table-cell office:value-type="float" office:value="10.4474" calcext:value-type="float">
            <text:p>10.4474</text:p>
          </table:table-cell>
          <table:table-cell office:value-type="float" office:value="8.8193" calcext:value-type="float">
            <text:p>8.8193</text:p>
          </table:table-cell>
          <table:table-cell office:value-type="float" office:value="11.2645" calcext:value-type="float">
            <text:p>11.264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RISK – AKAZE</text:p>
          </table:table-cell>
          <table:table-cell table:style-name="ce2" table:number-columns-repeated="1017"/>
          <table:table-cell table:number-columns-repeated="6"/>
        </table:table-row>
        <table:table-row table:style-name="ro1">
          <table:table-cell office:value-type="string" calcext:value-type="string">
            <text:p>BRISK - <text:s/>BRISK</text:p>
          </table:table-cell>
          <table:table-cell office:value-type="float" office:value="12.2166" calcext:value-type="float">
            <text:p>12.2166</text:p>
          </table:table-cell>
          <table:table-cell office:value-type="float" office:value="19.9517" calcext:value-type="float">
            <text:p>19.9517</text:p>
          </table:table-cell>
          <table:table-cell office:value-type="float" office:value="12.7063" calcext:value-type="float">
            <text:p>12.7063</text:p>
          </table:table-cell>
          <table:table-cell office:value-type="float" office:value="20.2818" calcext:value-type="float">
            <text:p>20.2818</text:p>
          </table:table-cell>
          <table:table-cell office:value-type="float" office:value="44.3485" calcext:value-type="float">
            <text:p>44.3485</text:p>
          </table:table-cell>
          <table:table-cell office:value-type="float" office:value="15.5039" calcext:value-type="float">
            <text:p>15.5039</text:p>
          </table:table-cell>
          <table:table-cell office:value-type="float" office:value="16.1844" calcext:value-type="float">
            <text:p>16.1844</text:p>
          </table:table-cell>
          <table:table-cell office:value-type="float" office:value="16.0592" calcext:value-type="float">
            <text:p>16.0592</text:p>
          </table:table-cell>
          <table:table-cell office:value-type="float" office:value="14.0794" calcext:value-type="float">
            <text:p>14.0794</text:p>
          </table:table-cell>
          <table:table-cell office:value-type="float" office:value="13.0544" calcext:value-type="float">
            <text:p>13.0544</text:p>
          </table:table-cell>
          <table:table-cell office:value-type="float" office:value="13.001" calcext:value-type="float">
            <text:p>13.001</text:p>
          </table:table-cell>
          <table:table-cell office:value-type="float" office:value="11.1601" calcext:value-type="float">
            <text:p>11.1601</text:p>
          </table:table-cell>
          <table:table-cell office:value-type="float" office:value="11.9282" calcext:value-type="float">
            <text:p>11.9282</text:p>
          </table:table-cell>
          <table:table-cell office:value-type="float" office:value="11.2966" calcext:value-type="float">
            <text:p>11.2966</text:p>
          </table:table-cell>
          <table:table-cell office:value-type="float" office:value="11.9296" calcext:value-type="float">
            <text:p>11.9296</text:p>
          </table:table-cell>
          <table:table-cell office:value-type="float" office:value="10.5489" calcext:value-type="float">
            <text:p>10.5489</text:p>
          </table:table-cell>
          <table:table-cell office:value-type="float" office:value="9.97262" calcext:value-type="float">
            <text:p>9.97262</text:p>
          </table:table-cell>
          <table:table-cell office:value-type="float" office:value="12.8773" calcext:value-type="float">
            <text:p>12.87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RISK - SIF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RB – BRIEF</text:p>
          </table:table-cell>
          <table:table-cell office:value-type="float" office:value="13.557" calcext:value-type="float">
            <text:p>13.557</text:p>
          </table:table-cell>
          <table:table-cell office:value-type="float" office:value="13.8675" calcext:value-type="float">
            <text:p>13.8675</text:p>
          </table:table-cell>
          <table:table-cell office:value-type="float" office:value="16.1467" calcext:value-type="float">
            <text:p>16.1467</text:p>
          </table:table-cell>
          <table:table-cell office:value-type="float" office:value="16.9252" calcext:value-type="float">
            <text:p>16.9252</text:p>
          </table:table-cell>
          <table:table-cell office:value-type="float" office:value="13.8171" calcext:value-type="float">
            <text:p>13.8171</text:p>
          </table:table-cell>
          <table:table-cell office:value-type="float" office:value="14.8523" calcext:value-type="float">
            <text:p>14.8523</text:p>
          </table:table-cell>
          <table:table-cell office:value-type="float" office:value="12.5216" calcext:value-type="float">
            <text:p>12.5216</text:p>
          </table:table-cell>
          <table:table-cell office:value-type="float" office:value="13.9521" calcext:value-type="float">
            <text:p>13.9521</text:p>
          </table:table-cell>
          <table:table-cell office:value-type="float" office:value="14.5829" calcext:value-type="float">
            <text:p>14.5829</text:p>
          </table:table-cell>
          <table:table-cell office:value-type="float" office:value="14.765" calcext:value-type="float">
            <text:p>14.765</text:p>
          </table:table-cell>
          <table:table-cell office:value-type="float" office:value="13.8681" calcext:value-type="float">
            <text:p>13.8681</text:p>
          </table:table-cell>
          <table:table-cell office:value-type="float" office:value="12.3657" calcext:value-type="float">
            <text:p>12.3657</text:p>
          </table:table-cell>
          <table:table-cell office:value-type="float" office:value="12.4963" calcext:value-type="float">
            <text:p>12.4963</text:p>
          </table:table-cell>
          <table:table-cell office:value-type="float" office:value="11.1384" calcext:value-type="float">
            <text:p>11.1384</text:p>
          </table:table-cell>
          <table:table-cell office:value-type="float" office:value="10.5544" calcext:value-type="float">
            <text:p>10.5544</text:p>
          </table:table-cell>
          <table:table-cell office:value-type="float" office:value="11.4422" calcext:value-type="float">
            <text:p>11.4422</text:p>
          </table:table-cell>
          <table:table-cell office:value-type="float" office:value="9.8449" calcext:value-type="float">
            <text:p>9.8449</text:p>
          </table:table-cell>
          <table:table-cell office:value-type="float" office:value="10.572" calcext:value-type="float">
            <text:p>10.572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ORB – ORB</text:p>
          </table:table-cell>
          <table:table-cell table:style-name="ce3" office:value-type="float" office:value="12.4895" calcext:value-type="float">
            <text:p>12.4895</text:p>
          </table:table-cell>
          <table:table-cell table:style-name="ce3" office:value-type="float" office:value="16.797" calcext:value-type="float">
            <text:p>16.797</text:p>
          </table:table-cell>
          <table:table-cell table:style-name="ce3" office:value-type="float" office:value="12.664" calcext:value-type="float">
            <text:p>12.664</text:p>
          </table:table-cell>
          <table:table-cell table:style-name="ce3" office:value-type="float" office:value="19.3207" calcext:value-type="float">
            <text:p>19.3207</text:p>
          </table:table-cell>
          <table:table-cell table:style-name="ce3" office:value-type="float" office:value="16.1463" calcext:value-type="float">
            <text:p>16.1463</text:p>
          </table:table-cell>
          <table:table-cell table:style-name="ce3" office:value-type="float" office:value="25.2198" calcext:value-type="float">
            <text:p>25.2198</text:p>
          </table:table-cell>
          <table:table-cell table:style-name="ce3" office:value-type="float" office:value="14.2565" calcext:value-type="float">
            <text:p>14.2565</text:p>
          </table:table-cell>
          <table:table-cell table:style-name="ce3" office:value-type="float" office:value="13.5661" calcext:value-type="float">
            <text:p>13.5661</text:p>
          </table:table-cell>
          <table:table-cell table:style-name="ce3" office:value-type="float" office:value="19.2283" calcext:value-type="float">
            <text:p>19.2283</text:p>
          </table:table-cell>
          <table:table-cell table:style-name="ce3" office:value-type="float" office:value="16.2258" calcext:value-type="float">
            <text:p>16.2258</text:p>
          </table:table-cell>
          <table:table-cell table:style-name="ce3" office:value-type="float" office:value="14.286" calcext:value-type="float">
            <text:p>14.286</text:p>
          </table:table-cell>
          <table:table-cell table:style-name="ce3" office:value-type="float" office:value="11.5255" calcext:value-type="float">
            <text:p>11.5255</text:p>
          </table:table-cell>
          <table:table-cell table:style-name="ce3" office:value-type="float" office:value="11.9796" calcext:value-type="float">
            <text:p>11.9796</text:p>
          </table:table-cell>
          <table:table-cell table:style-name="ce3" office:value-type="float" office:value="10.7743" calcext:value-type="float">
            <text:p>10.7743</text:p>
          </table:table-cell>
          <table:table-cell table:style-name="ce3" office:value-type="float" office:value="11.4313" calcext:value-type="float">
            <text:p>11.4313</text:p>
          </table:table-cell>
          <table:table-cell table:style-name="ce3" office:value-type="float" office:value="11.7884" calcext:value-type="float">
            <text:p>11.7884</text:p>
          </table:table-cell>
          <table:table-cell table:style-name="ce3" office:value-type="float" office:value="10.5669" calcext:value-type="float">
            <text:p>10.5669</text:p>
          </table:table-cell>
          <table:table-cell table:style-name="ce3" office:value-type="float" office:value="11.1075" calcext:value-type="float">
            <text:p>11.1075</text:p>
          </table:table-cell>
          <table:table-cell table:style-name="ce3" table:number-columns-repeated="1005"/>
        </table:table-row>
        <table:table-row table:style-name="ro1">
          <table:table-cell office:value-type="string" calcext:value-type="string">
            <text:p>ORB – FREAK</text:p>
          </table:table-cell>
          <table:table-cell office:value-type="float" office:value="12.0855" calcext:value-type="float">
            <text:p>12.0855</text:p>
          </table:table-cell>
          <table:table-cell office:value-type="float" office:value="14.2595" calcext:value-type="float">
            <text:p>14.2595</text:p>
          </table:table-cell>
          <table:table-cell office:value-type="float" office:value="13.8478" calcext:value-type="float">
            <text:p>13.8478</text:p>
          </table:table-cell>
          <table:table-cell office:value-type="float" office:value="12.5327" calcext:value-type="float">
            <text:p>12.5327</text:p>
          </table:table-cell>
          <table:table-cell office:value-type="float" office:value="24.8756" calcext:value-type="float">
            <text:p>24.8756</text:p>
          </table:table-cell>
          <table:table-cell office:value-type="float" office:value="12.7104" calcext:value-type="float">
            <text:p>12.7104</text:p>
          </table:table-cell>
          <table:table-cell office:value-type="float" office:value="11.252" calcext:value-type="float">
            <text:p>11.252</text:p>
          </table:table-cell>
          <table:table-cell office:value-type="float" office:value="11.3043" calcext:value-type="float">
            <text:p>11.3043</text:p>
          </table:table-cell>
          <table:table-cell office:value-type="float" office:value="12.3146" calcext:value-type="float">
            <text:p>12.3146</text:p>
          </table:table-cell>
          <table:table-cell office:value-type="float" office:value="13.1143" calcext:value-type="float">
            <text:p>13.1143</text:p>
          </table:table-cell>
          <table:table-cell office:value-type="float" office:value="11.6079" calcext:value-type="float">
            <text:p>11.6079</text:p>
          </table:table-cell>
          <table:table-cell office:value-type="float" office:value="11.5186" calcext:value-type="float">
            <text:p>11.5186</text:p>
          </table:table-cell>
          <table:table-cell office:value-type="float" office:value="10.9967" calcext:value-type="float">
            <text:p>10.9967</text:p>
          </table:table-cell>
          <table:table-cell office:value-type="float" office:value="10.4701" calcext:value-type="float">
            <text:p>10.4701</text:p>
          </table:table-cell>
          <table:table-cell office:value-type="float" office:value="10.0459" calcext:value-type="float">
            <text:p>10.0459</text:p>
          </table:table-cell>
          <table:table-cell office:value-type="float" office:value="10.6706" calcext:value-type="float">
            <text:p>10.6706</text:p>
          </table:table-cell>
          <table:table-cell office:value-type="float" office:value="10.3929" calcext:value-type="float">
            <text:p>10.3929</text:p>
          </table:table-cell>
          <table:table-cell office:value-type="float" office:value="12.0968" calcext:value-type="float">
            <text:p>12.096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ORB – AKAZE</text:p>
          </table:table-cell>
          <table:table-cell table:style-name="ce2" table:number-columns-repeated="1017"/>
          <table:table-cell table:number-columns-repeated="6"/>
        </table:table-row>
        <table:table-row table:style-name="ro1">
          <table:table-cell office:value-type="string" calcext:value-type="string">
            <text:p>ORB – BRISK</text:p>
          </table:table-cell>
          <table:table-cell office:value-type="float" office:value="12.398" calcext:value-type="float">
            <text:p>12.398</text:p>
          </table:table-cell>
          <table:table-cell office:value-type="float" office:value="18.9423" calcext:value-type="float">
            <text:p>18.9423</text:p>
          </table:table-cell>
          <table:table-cell office:value-type="float" office:value="14.8341" calcext:value-type="float">
            <text:p>14.8341</text:p>
          </table:table-cell>
          <table:table-cell office:value-type="float" office:value="15.4421" calcext:value-type="float">
            <text:p>15.4421</text:p>
          </table:table-cell>
          <table:table-cell office:value-type="float" office:value="23.491" calcext:value-type="float">
            <text:p>23.491</text:p>
          </table:table-cell>
          <table:table-cell office:value-type="float" office:value="13.2952" calcext:value-type="float">
            <text:p>13.2952</text:p>
          </table:table-cell>
          <table:table-cell office:value-type="float" office:value="11.6944" calcext:value-type="float">
            <text:p>11.6944</text:p>
          </table:table-cell>
          <table:table-cell office:value-type="float" office:value="11.6119" calcext:value-type="float">
            <text:p>11.6119</text:p>
          </table:table-cell>
          <table:table-cell office:value-type="float" office:value="11.2577" calcext:value-type="float">
            <text:p>11.2577</text:p>
          </table:table-cell>
          <table:table-cell office:value-type="float" office:value="12.1789" calcext:value-type="float">
            <text:p>12.1789</text:p>
          </table:table-cell>
          <table:table-cell office:value-type="float" office:value="11.6949" calcext:value-type="float">
            <text:p>11.6949</text:p>
          </table:table-cell>
          <table:table-cell office:value-type="float" office:value="10.9144" calcext:value-type="float">
            <text:p>10.9144</text:p>
          </table:table-cell>
          <table:table-cell office:value-type="float" office:value="11.192" calcext:value-type="float">
            <text:p>11.192</text:p>
          </table:table-cell>
          <table:table-cell office:value-type="float" office:value="9.88989" calcext:value-type="float">
            <text:p>9.88989</text:p>
          </table:table-cell>
          <table:table-cell office:value-type="float" office:value="9.99271" calcext:value-type="float">
            <text:p>9.99271</text:p>
          </table:table-cell>
          <table:table-cell office:value-type="float" office:value="10.6559" calcext:value-type="float">
            <text:p>10.6559</text:p>
          </table:table-cell>
          <table:table-cell office:value-type="float" office:value="10.5856" calcext:value-type="float">
            <text:p>10.5856</text:p>
          </table:table-cell>
          <table:table-cell office:value-type="float" office:value="11.2035" calcext:value-type="float">
            <text:p>11.20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RB – SIF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AZE – BRIEF</text:p>
          </table:table-cell>
          <table:table-cell office:value-type="float" office:value="13.0801" calcext:value-type="float">
            <text:p>13.0801</text:p>
          </table:table-cell>
          <table:table-cell office:value-type="float" office:value="14.5591" calcext:value-type="float">
            <text:p>14.5591</text:p>
          </table:table-cell>
          <table:table-cell office:value-type="float" office:value="13.101" calcext:value-type="float">
            <text:p>13.101</text:p>
          </table:table-cell>
          <table:table-cell office:value-type="float" office:value="14.1326" calcext:value-type="float">
            <text:p>14.1326</text:p>
          </table:table-cell>
          <table:table-cell office:value-type="float" office:value="15.1289" calcext:value-type="float">
            <text:p>15.1289</text:p>
          </table:table-cell>
          <table:table-cell office:value-type="float" office:value="12.9801" calcext:value-type="float">
            <text:p>12.9801</text:p>
          </table:table-cell>
          <table:table-cell office:value-type="float" office:value="15.6669" calcext:value-type="float">
            <text:p>15.6669</text:p>
          </table:table-cell>
          <table:table-cell office:value-type="float" office:value="14.4128" calcext:value-type="float">
            <text:p>14.4128</text:p>
          </table:table-cell>
          <table:table-cell office:value-type="float" office:value="13.618" calcext:value-type="float">
            <text:p>13.618</text:p>
          </table:table-cell>
          <table:table-cell office:value-type="float" office:value="11.8179" calcext:value-type="float">
            <text:p>11.8179</text:p>
          </table:table-cell>
          <table:table-cell office:value-type="float" office:value="12.5022" calcext:value-type="float">
            <text:p>12.5022</text:p>
          </table:table-cell>
          <table:table-cell office:value-type="float" office:value="11.0201" calcext:value-type="float">
            <text:p>11.0201</text:p>
          </table:table-cell>
          <table:table-cell office:value-type="float" office:value="10.2396" calcext:value-type="float">
            <text:p>10.2396</text:p>
          </table:table-cell>
          <table:table-cell office:value-type="float" office:value="10.272" calcext:value-type="float">
            <text:p>10.272</text:p>
          </table:table-cell>
          <table:table-cell office:value-type="float" office:value="9.63041" calcext:value-type="float">
            <text:p>9.63041</text:p>
          </table:table-cell>
          <table:table-cell office:value-type="float" office:value="9.77351" calcext:value-type="float">
            <text:p>9.77351</text:p>
          </table:table-cell>
          <table:table-cell office:value-type="float" office:value="9.40372" calcext:value-type="float">
            <text:p>9.40372</text:p>
          </table:table-cell>
          <table:table-cell office:value-type="float" office:value="9.61132" calcext:value-type="float">
            <text:p>9.611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KAZE – ORB</text:p>
          </table:table-cell>
          <table:table-cell office:value-type="float" office:value="13.1072" calcext:value-type="float">
            <text:p>13.1072</text:p>
          </table:table-cell>
          <table:table-cell office:value-type="float" office:value="14.5955" calcext:value-type="float">
            <text:p>14.5955</text:p>
          </table:table-cell>
          <table:table-cell office:value-type="float" office:value="13.0918" calcext:value-type="float">
            <text:p>13.0918</text:p>
          </table:table-cell>
          <table:table-cell office:value-type="float" office:value="14.4807" calcext:value-type="float">
            <text:p>14.4807</text:p>
          </table:table-cell>
          <table:table-cell office:value-type="float" office:value="15.1292" calcext:value-type="float">
            <text:p>15.1292</text:p>
          </table:table-cell>
          <table:table-cell office:value-type="float" office:value="14.4861" calcext:value-type="float">
            <text:p>14.4861</text:p>
          </table:table-cell>
          <table:table-cell office:value-type="float" office:value="16.3678" calcext:value-type="float">
            <text:p>16.3678</text:p>
          </table:table-cell>
          <table:table-cell office:value-type="float" office:value="13.58" calcext:value-type="float">
            <text:p>13.58</text:p>
          </table:table-cell>
          <table:table-cell office:value-type="float" office:value="12.6215" calcext:value-type="float">
            <text:p>12.6215</text:p>
          </table:table-cell>
          <table:table-cell office:value-type="float" office:value="12.1249" calcext:value-type="float">
            <text:p>12.1249</text:p>
          </table:table-cell>
          <table:table-cell office:value-type="float" office:value="12.4497" calcext:value-type="float">
            <text:p>12.4497</text:p>
          </table:table-cell>
          <table:table-cell office:value-type="float" office:value="12.1902" calcext:value-type="float">
            <text:p>12.1902</text:p>
          </table:table-cell>
          <table:table-cell office:value-type="float" office:value="10.2461" calcext:value-type="float">
            <text:p>10.2461</text:p>
          </table:table-cell>
          <table:table-cell office:value-type="float" office:value="10.0393" calcext:value-type="float">
            <text:p>10.0393</text:p>
          </table:table-cell>
          <table:table-cell office:value-type="float" office:value="10.2696" calcext:value-type="float">
            <text:p>10.2696</text:p>
          </table:table-cell>
          <table:table-cell office:value-type="float" office:value="9.68277" calcext:value-type="float">
            <text:p>9.68277</text:p>
          </table:table-cell>
          <table:table-cell office:value-type="float" office:value="8.85316" calcext:value-type="float">
            <text:p>8.85316</text:p>
          </table:table-cell>
          <table:table-cell office:value-type="float" office:value="9.07368" calcext:value-type="float">
            <text:p>9.073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KAZE – FREAK</text:p>
          </table:table-cell>
          <table:table-cell office:value-type="float" office:value="12.5862" calcext:value-type="float">
            <text:p>12.5862</text:p>
          </table:table-cell>
          <table:table-cell office:value-type="float" office:value="15.01" calcext:value-type="float">
            <text:p>15.01</text:p>
          </table:table-cell>
          <table:table-cell office:value-type="float" office:value="13.9824" calcext:value-type="float">
            <text:p>13.9824</text:p>
          </table:table-cell>
          <table:table-cell office:value-type="float" office:value="14.9897" calcext:value-type="float">
            <text:p>14.9897</text:p>
          </table:table-cell>
          <table:table-cell office:value-type="float" office:value="15.6739" calcext:value-type="float">
            <text:p>15.6739</text:p>
          </table:table-cell>
          <table:table-cell office:value-type="float" office:value="14.984" calcext:value-type="float">
            <text:p>14.984</text:p>
          </table:table-cell>
          <table:table-cell office:value-type="float" office:value="15.6829" calcext:value-type="float">
            <text:p>15.6829</text:p>
          </table:table-cell>
          <table:table-cell office:value-type="float" office:value="14.564" calcext:value-type="float">
            <text:p>14.564</text:p>
          </table:table-cell>
          <table:table-cell office:value-type="float" office:value="13.3211" calcext:value-type="float">
            <text:p>13.3211</text:p>
          </table:table-cell>
          <table:table-cell office:value-type="float" office:value="12.2321" calcext:value-type="float">
            <text:p>12.2321</text:p>
          </table:table-cell>
          <table:table-cell office:value-type="float" office:value="12.4119" calcext:value-type="float">
            <text:p>12.4119</text:p>
          </table:table-cell>
          <table:table-cell office:value-type="float" office:value="11.1069" calcext:value-type="float">
            <text:p>11.1069</text:p>
          </table:table-cell>
          <table:table-cell office:value-type="float" office:value="11.613" calcext:value-type="float">
            <text:p>11.613</text:p>
          </table:table-cell>
          <table:table-cell office:value-type="float" office:value="9.28271" calcext:value-type="float">
            <text:p>9.28271</text:p>
          </table:table-cell>
          <table:table-cell office:value-type="float" office:value="10.1242" calcext:value-type="float">
            <text:p>10.1242</text:p>
          </table:table-cell>
          <table:table-cell office:value-type="float" office:value="10.5294" calcext:value-type="float">
            <text:p>10.5294</text:p>
          </table:table-cell>
          <table:table-cell office:value-type="float" office:value="9.50336" calcext:value-type="float">
            <text:p>9.50336</text:p>
          </table:table-cell>
          <table:table-cell office:value-type="float" office:value="8.62738" calcext:value-type="float">
            <text:p>8.62738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AKAZE – AKAZE</text:p>
          </table:table-cell>
          <table:table-cell office:value-type="float" office:value="13.0982" calcext:value-type="float">
            <text:p>13.0982</text:p>
          </table:table-cell>
          <table:table-cell office:value-type="float" office:value="14.3983" calcext:value-type="float">
            <text:p>14.3983</text:p>
          </table:table-cell>
          <table:table-cell office:value-type="float" office:value="13.2099" calcext:value-type="float">
            <text:p>13.2099</text:p>
          </table:table-cell>
          <table:table-cell office:value-type="float" office:value="14.3818" calcext:value-type="float">
            <text:p>14.3818</text:p>
          </table:table-cell>
          <table:table-cell office:value-type="float" office:value="16.8275" calcext:value-type="float">
            <text:p>16.8275</text:p>
          </table:table-cell>
          <table:table-cell office:value-type="float" office:value="14.0776" calcext:value-type="float">
            <text:p>14.0776</text:p>
          </table:table-cell>
          <table:table-cell office:value-type="float" office:value="15.7888" calcext:value-type="float">
            <text:p>15.7888</text:p>
          </table:table-cell>
          <table:table-cell office:value-type="float" office:value="14.4213" calcext:value-type="float">
            <text:p>14.4213</text:p>
          </table:table-cell>
          <table:table-cell office:value-type="float" office:value="14.1303" calcext:value-type="float">
            <text:p>14.1303</text:p>
          </table:table-cell>
          <table:table-cell office:value-type="float" office:value="11.9794" calcext:value-type="float">
            <text:p>11.9794</text:p>
          </table:table-cell>
          <table:table-cell office:value-type="float" office:value="12.7132" calcext:value-type="float">
            <text:p>12.7132</text:p>
          </table:table-cell>
          <table:table-cell office:value-type="float" office:value="12.1293" calcext:value-type="float">
            <text:p>12.1293</text:p>
          </table:table-cell>
          <table:table-cell office:value-type="float" office:value="11.1858" calcext:value-type="float">
            <text:p>11.1858</text:p>
          </table:table-cell>
          <table:table-cell office:value-type="float" office:value="10.9017" calcext:value-type="float">
            <text:p>10.9017</text:p>
          </table:table-cell>
          <table:table-cell office:value-type="float" office:value="12.2337" calcext:value-type="float">
            <text:p>12.2337</text:p>
          </table:table-cell>
          <table:table-cell office:value-type="float" office:value="10.5414" calcext:value-type="float">
            <text:p>10.5414</text:p>
          </table:table-cell>
          <table:table-cell office:value-type="float" office:value="9.90556" calcext:value-type="float">
            <text:p>9.90556</text:p>
          </table:table-cell>
          <table:table-cell office:value-type="float" office:value="9.35821" calcext:value-type="float">
            <text:p>9.35821</text:p>
          </table:table-cell>
          <table:table-cell table:style-name="ce4" table:number-columns-repeated="999"/>
          <table:table-cell table:number-columns-repeated="6"/>
        </table:table-row>
        <table:table-row table:style-name="ro1">
          <table:table-cell office:value-type="string" calcext:value-type="string">
            <text:p>AKAZE- BRISK</text:p>
          </table:table-cell>
          <table:table-cell office:value-type="float" office:value="12.4473" calcext:value-type="float">
            <text:p>12.4473</text:p>
          </table:table-cell>
          <table:table-cell office:value-type="float" office:value="13.6733" calcext:value-type="float">
            <text:p>13.6733</text:p>
          </table:table-cell>
          <table:table-cell office:value-type="float" office:value="13.3852" calcext:value-type="float">
            <text:p>13.3852</text:p>
          </table:table-cell>
          <table:table-cell office:value-type="float" office:value="13.9684" calcext:value-type="float">
            <text:p>13.9684</text:p>
          </table:table-cell>
          <table:table-cell office:value-type="float" office:value="14.022" calcext:value-type="float">
            <text:p>14.022</text:p>
          </table:table-cell>
          <table:table-cell office:value-type="float" office:value="14.1441" calcext:value-type="float">
            <text:p>14.1441</text:p>
          </table:table-cell>
          <table:table-cell office:value-type="float" office:value="16.1121" calcext:value-type="float">
            <text:p>16.1121</text:p>
          </table:table-cell>
          <table:table-cell office:value-type="float" office:value="13.6867" calcext:value-type="float">
            <text:p>13.6867</text:p>
          </table:table-cell>
          <table:table-cell office:value-type="float" office:value="13.969" calcext:value-type="float">
            <text:p>13.969</text:p>
          </table:table-cell>
          <table:table-cell office:value-type="float" office:value="12.2321" calcext:value-type="float">
            <text:p>12.2321</text:p>
          </table:table-cell>
          <table:table-cell office:value-type="float" office:value="12.9576" calcext:value-type="float">
            <text:p>12.9576</text:p>
          </table:table-cell>
          <table:table-cell office:value-type="float" office:value="10.3734" calcext:value-type="float">
            <text:p>10.3734</text:p>
          </table:table-cell>
          <table:table-cell office:value-type="float" office:value="10.7833" calcext:value-type="float">
            <text:p>10.7833</text:p>
          </table:table-cell>
          <table:table-cell office:value-type="float" office:value="10.0339" calcext:value-type="float">
            <text:p>10.0339</text:p>
          </table:table-cell>
          <table:table-cell office:value-type="float" office:value="9.90642" calcext:value-type="float">
            <text:p>9.90642</text:p>
          </table:table-cell>
          <table:table-cell office:value-type="float" office:value="10.4552" calcext:value-type="float">
            <text:p>10.4552</text:p>
          </table:table-cell>
          <table:table-cell office:value-type="float" office:value="9.50336" calcext:value-type="float">
            <text:p>9.50336</text:p>
          </table:table-cell>
          <table:table-cell office:value-type="float" office:value="9.05063" calcext:value-type="float">
            <text:p>9.0506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KAZE – SIF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FT – BRIE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IFT – ORB</text:p>
          </table:table-cell>
          <table:table-cell table:style-name="ce2" table:number-columns-repeated="1017"/>
          <table:table-cell table:number-columns-repeated="6"/>
        </table:table-row>
        <table:table-row table:style-name="ro1">
          <table:table-cell office:value-type="string" calcext:value-type="string">
            <text:p>SIFT – FREA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IFT – AKAZE</text:p>
          </table:table-cell>
          <table:table-cell table:style-name="ce2" table:number-columns-repeated="1017"/>
          <table:table-cell table:number-columns-repeated="6"/>
        </table:table-row>
        <table:table-row table:style-name="ro1">
          <table:table-cell office:value-type="string" calcext:value-type="string">
            <text:p>SIFT – BRIS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FT – SIFT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21:30:55.926340920</meta:creation-date>
    <dc:date>2020-02-11T22:35:01.379391642</dc:date>
    <meta:editing-duration>PT1H3M52S</meta:editing-duration>
    <meta:editing-cycles>26</meta:editing-cycles>
    <meta:generator>LibreOffice/5.1.6.2$Linux_X86_64 LibreOffice_project/10m0$Build-2</meta:generator>
    <meta:document-statistic meta:table-count="1" meta:cell-count="513" meta:object-count="0"/>
  </office:meta>
</office:document-meta>
</file>